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ff0000"/>
    </style:style>
    <style:style style:name="gr6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6.82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564cm" fo:min-width="17.754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9.318cm" fo:min-width="16.22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12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28cm" fo:min-width="14.23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1cm" fo:min-width="17.81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ff0000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 draw:opacity="0%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text-shadow="1pt 1pt"/>
    </style:style>
    <style:style style:name="P11" style:family="paragraph">
      <loext:graphic-properties draw:fill="none" draw:fill-color="#ffffff"/>
      <style:text-properties fo:text-shadow="1pt 1pt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textcolor{red}{\kappa,p,p'}\rangle \vert \forall i \in I \right\rbrace§svg§600§TRUE§</svg:desc>
          <draw:polygon draw:style-name="gr4" draw:text-style-name="P4" draw:layer="layout" svg:width="10.675cm" svg:height="0.668cm" svg:x="16.679cm" svg:y="-8.633cm" svg:viewBox="0 0 10676 669" draw:points="5337,669 0,669 0,0 10676,0 10676,669">
            <text:p/>
          </draw:polygon>
          <draw:path draw:style-name="gr3" draw:text-style-name="P3" draw:layer="layout" svg:width="0.297cm" svg:height="0.488cm" svg:x="16.717cm" svg:y="-8.603cm" svg:viewBox="0 0 298 489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8 8 18 3 0 5-2 9-10 0 0 2-2 25-38 21 23 64 48 123 48 78 0 133-67 133-141 0-67-45-122-100-135z">
            <text:p/>
          </draw:path>
          <draw:path draw:style-name="gr3" draw:text-style-name="P3" draw:layer="layout" svg:width="0.445cm" svg:height="0.157cm" svg:x="17.308cm" svg:y="-8.37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38cm" svg:height="0.668cm" svg:x="18.058cm" svg:y="-8.633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246cm" svg:height="0.303cm" svg:x="18.379cm" svg:y="-8.428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8.879cm" svg:y="-8.37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9.618cm" svg:y="-8.633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5cm" svg:x="19.823cm" svg:y="-8.574cm" svg:viewBox="0 0 179 451" svg:d="M173 25c0-14-10-25-27-25s-36 17-36 36c0 12 10 23 27 23 15 0 36-15 36-34zM122 276c7-19 7-21 13-38 6-14 9-23 9-37 0-30-21-55-55-55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cm" svg:x="20.091cm" svg:y="-8.204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8cm" svg:x="20.35cm" svg:y="-8.603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cm" svg:x="20.903cm" svg:y="-8.2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21.176cm" svg:y="-8.603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1.621cm" svg:y="-8.603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2.14cm" svg:y="-8.58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2.742cm" svg:y="-8.2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33cm" svg:height="0.303cm" svg:x="23.017cm" svg:y="-8.428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5" draw:text-style-name="P5" draw:layer="layout" svg:width="0.079cm" svg:height="0.2cm" svg:x="23.422cm" svg:y="-8.2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349cm" svg:height="0.427cm" svg:x="23.639cm" svg:y="-8.42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5" draw:text-style-name="P5" draw:layer="layout" svg:width="0.079cm" svg:height="0.2cm" svg:x="24.053cm" svg:y="-8.2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349cm" svg:height="0.427cm" svg:x="24.269cm" svg:y="-8.42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text-style-name="P5" draw:layer="layout" svg:width="0.119cm" svg:height="0.242cm" svg:x="24.648cm" svg:y="-8.63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49cm" svg:height="0.668cm" svg:x="24.855cm" svg:y="-8.633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157cm" svg:y="-8.633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5.261cm" svg:y="-8.59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5cm" svg:x="25.651cm" svg:y="-8.574cm" svg:viewBox="0 0 179 451" svg:d="M173 25c0-14-10-25-27-25s-36 17-36 36c0 12 10 23 27 23 15 0 36-15 36-34zM122 276c7-19 7-21 13-38 6-14 9-23 9-37 0-30-21-55-55-55-64 0-89 97-89 105 0 6 8 6 8 6 7 0 7-2 11-12 19-63 46-83 68-83 6 0 17 0 17 20 0 16-5 29-7 37-6 17-36 95-48 123-5 17-15 40-15 53 0 33 23 56 55 56 65 0 90-97 90-103 0-8-6-8-10-8-6 0-6 2-9 14-12 41-35 81-69 81-11 0-17-5-17-21 0-17 6-26 21-68z">
            <text:p/>
          </draw:path>
          <draw:path draw:style-name="gr3" draw:text-style-name="P3" draw:layer="layout" svg:width="0.335cm" svg:height="0.389cm" svg:x="26.101cm" svg:y="-8.49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11cm" svg:height="0.457cm" svg:x="26.698cm" svg:y="-8.58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38cm" svg:height="0.668cm" svg:x="27.068cm" svg:y="-8.633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6" draw:text-style-name="P6" draw:layer="layout" svg:x1="2.321cm" svg:y1="-4.402cm" svg:x2="14.382cm" svg:y2="-4.402cm">
          <text:p/>
        </draw:line>
        <draw:g>
          <svg:title>TexMaths</svg:title>
          <svg:desc>19§latex§\text{identity request}§svg§600§TRUE§</svg:desc>
          <draw:polygon draw:style-name="gr4" draw:text-style-name="P4" draw:layer="layout" svg:width="4.553cm" svg:height="0.592cm" svg:x="5.75cm" svg:y="-5.223cm" svg:viewBox="0 0 4554 593" draw:points="2276,593 0,593 0,0 4554,0 4554,593">
            <text:p/>
          </draw:polygon>
          <draw:path draw:style-name="gr3" draw:text-style-name="P3" draw:layer="layout" svg:width="0.143cm" svg:height="0.447cm" svg:x="5.773cm" svg:y="-5.20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33cm" svg:height="0.472cm" svg:x="5.957cm" svg:y="-5.225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259cm" svg:height="0.307cm" svg:x="6.324cm" svg:y="-5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6.622cm" svg:y="-5.05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text-style-name="P3" draw:layer="layout" svg:width="0.21cm" svg:height="0.419cm" svg:x="6.964cm" svg:y="-5.172cm" svg:viewBox="0 0 211 420" svg:d="M104 144h95v-21h-95v-123h-17c-2 55-21 127-87 129v15h57v185c0 83 63 91 87 91 48 0 67-48 67-91v-38h-17v38c0 49-19 74-46 74-44 0-44-61-44-73z">
            <text:p/>
          </draw:path>
          <draw:path draw:style-name="gr3" draw:text-style-name="P3" draw:layer="layout" svg:width="0.143cm" svg:height="0.447cm" svg:x="7.232cm" svg:y="-5.20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cm" svg:height="0.419cm" svg:x="7.407cm" svg:y="-5.172cm" svg:viewBox="0 0 211 420" svg:d="M104 144h95v-21h-95v-123h-17c-2 55-21 127-87 129v15h57v185c0 83 63 91 87 91 48 0 67-48 67-91v-38h-17v38c0 49-19 74-46 74-44 0-44-61-44-73z">
            <text:p/>
          </draw:path>
          <draw:path draw:style-name="gr3" draw:text-style-name="P3" draw:layer="layout" svg:width="0.328cm" svg:height="0.426cm" svg:x="7.648cm" svg:y="-5.048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8z">
            <text:p/>
          </draw:path>
          <draw:path draw:style-name="gr3" draw:text-style-name="P3" draw:layer="layout" svg:width="0.225cm" svg:height="0.295cm" svg:x="8.227cm" svg:y="-5.056cm" svg:viewBox="0 0 226 296" svg:d="M93 74v-74l-93 8v20c47 0 53 4 53 38v179c0 30-7 30-53 30v21c27 0 57-2 76-2 28 0 59 0 85 2v-21h-13c-49 0-51-7-51-30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488cm" svg:y="-5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6cm" svg:x="8.788cm" svg:y="-5.056cm" svg:viewBox="0 0 331 427" svg:d="M232 256v120c0 30-8 30-52 30v21c23-2 57-3 75-3 19 0 53 1 76 3v-21c-44 0-52 0-52-30v-376h-15l-27 61c-7-19-36-61-89-61-78 0-148 65-148 152 0 84 65 152 142 152 48 0 76-29 90-48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9.137cm" svg:y="-5.05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59cm" svg:height="0.307cm" svg:x="9.504cm" svg:y="-5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9.802cm" svg:y="-5.06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3" draw:text-style-name="P3" draw:layer="layout" svg:width="0.21cm" svg:height="0.419cm" svg:x="10.055cm" svg:y="-5.172cm" svg:viewBox="0 0 211 420" svg:d="M104 144h95v-21h-95v-123h-17c-2 55-21 127-87 129v15h57v185c0 83 63 91 87 91 48 0 67-48 67-91v-38h-17v38c0 49-21 74-46 74-44 0-44-61-44-73z">
            <text:p/>
          </draw:path>
        </draw:g>
        <draw:custom-shape draw:style-name="gr7" draw:text-style-name="P7" draw:layer="layout" svg:width="7.358cm" svg:height="1.016cm" svg:x="0.878cm" svg:y="-3.93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382cm" svg:y1="-1.854cm" svg:x2="2.321cm" svg:y2="-1.854cm">
          <text:p/>
        </draw:line>
        <draw:g>
          <svg:title>TexMaths</svg:title>
          <svg:desc>19§latex§\text{identity response (\textcolor{red}{$PMSI$})}§svg§600§TRUE§</svg:desc>
          <draw:polygon draw:style-name="gr4" draw:text-style-name="P4" draw:layer="layout" svg:width="7.696cm" svg:height="0.666cm" svg:x="4.652cm" svg:y="-2.722cm" svg:viewBox="0 0 7697 667" draw:points="3849,667 0,667 0,0 7697,0 7697,667">
            <text:p/>
          </draw:polygon>
          <draw:path draw:style-name="gr3" draw:text-style-name="P3" draw:layer="layout" svg:width="0.143cm" svg:height="0.448cm" svg:x="4.675cm" svg:y="-2.67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cm" svg:height="0.472cm" svg:x="4.859cm" svg:y="-2.686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59cm" svg:height="0.307cm" svg:x="5.226cm" svg:y="-2.52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524cm" svg:y="-2.51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866cm" svg:y="-2.63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134cm" svg:y="-2.67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6.309cm" svg:y="-2.63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328cm" svg:height="0.427cm" svg:x="6.55cm" svg:y="-2.51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225cm" svg:height="0.295cm" svg:x="7.13cm" svg:y="-2.519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39cm" svg:y="-2.52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7.688cm" svg:y="-2.52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7.949cm" svg:y="-2.519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336cm" svg:y="-2.523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8.671cm" svg:y="-2.51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041cm" svg:y="-2.52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301cm" svg:y="-2.52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9.866cm" svg:y="-2.72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5" draw:text-style-name="P5" draw:layer="layout" svg:width="0.478cm" svg:height="0.457cm" svg:x="10.086cm" svg:y="-2.67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5" draw:text-style-name="P5" draw:layer="layout" svg:width="0.67cm" svg:height="0.457cm" svg:x="10.607cm" svg:y="-2.678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5" draw:text-style-name="P5" draw:layer="layout" svg:width="0.396cm" svg:height="0.487cm" svg:x="11.332cm" svg:y="-2.694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5" draw:text-style-name="P5" draw:layer="layout" svg:width="0.311cm" svg:height="0.457cm" svg:x="11.766cm" svg:y="-2.678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2.127cm" svg:y="-2.72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8" draw:text-style-name="P1" draw:layer="layout" svg:x1="14.401cm" svg:y1="-1.854cm" svg:x2="25.514cm" svg:y2="-1.854cm">
          <text:p/>
        </draw:line>
        <draw:g>
          <svg:title>TexMaths</svg:title>
          <svg:desc>19§latex§\textcolor{red}{$PMSI$}§svg§600§TRUE§</svg:desc>
          <draw:polygon draw:style-name="gr4" draw:text-style-name="P4" draw:layer="layout" svg:width="2.03cm" svg:height="0.455cm" svg:x="19.153cm" svg:y="-2.607cm" svg:viewBox="0 0 2031 456" draw:points="1015,456 0,456 0,0 2031,0 2031,456">
            <text:p/>
          </draw:polygon>
          <draw:path draw:style-name="gr5" draw:text-style-name="P5" draw:layer="layout" svg:width="0.478cm" svg:height="0.457cm" svg:x="19.18cm" svg:y="-2.609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19.7cm" svg:y="-2.609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5" draw:text-style-name="P5" draw:layer="layout" svg:width="0.396cm" svg:height="0.487cm" svg:x="20.426cm" svg:y="-2.624cm" svg:viewBox="0 0 397 488" svg:d="M397 8c0-4 0-8-6-8-3 0-5 0-13 9l-32 38c-17-30-52-47-95-47-86 0-167 78-167 158 0 55 36 85 70 95l72 19c25 5 63 17 63 72 0 59-55 123-122 123-44 0-118-15-118-99 0-15 4-32 4-36 2-2 2-4 2-4 0-7-6-7-8-7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5" draw:text-style-name="P5" draw:layer="layout" svg:width="0.311cm" svg:height="0.457cm" svg:x="20.861cm" svg:y="-2.609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</draw:g>
        <draw:custom-shape draw:style-name="gr9" draw:text-style-name="P7" draw:layer="layout" svg:width="18.288cm" svg:height="4.848cm" svg:x="9.398cm" svg:y="-1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textcolor{red}{\kappa,p,p' \leftarrow s \in S}$ \textcolor{red}{where $s_p = PMSI \vee s_{p'} = PMSI}$§svg§600§TRUE§</svg:desc>
          <draw:polygon draw:style-name="gr4" draw:text-style-name="P4" draw:layer="layout" svg:width="17.775cm" svg:height="0.692cm" svg:x="9.746cm" svg:y="-0.872cm" svg:viewBox="0 0 17776 693" draw:points="8888,693 0,693 0,0 17776,0 17776,693">
            <text:p/>
          </draw:polygon>
          <draw:path draw:style-name="gr3" draw:text-style-name="P3" draw:layer="layout" svg:width="0.178cm" svg:height="0.449cm" svg:x="9.765cm" svg:y="-0.813cm" svg:viewBox="0 0 179 450" svg:d="M173 25c0-14-10-25-27-25s-36 17-36 36c0 11 10 23 27 23 15 0 36-15 36-34zM122 275c7-19 7-21 13-38 6-13 9-22 9-36 0-30-21-55-55-55-64 0-89 97-89 105 0 5 8 5 8 5 7 0 7-2 11-11 19-63 46-84 68-84 6 0 17 0 17 21 0 15-5 29-7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079cm" svg:height="0.2cm" svg:x="10.033cm" svg:y="-0.44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291cm" svg:y="-0.842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10.846cm" svg:y="-0.44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1.118cm" svg:y="-0.842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11.562cm" svg:y="-0.842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12.083cm" svg:y="-0.827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text-style-name="P3" draw:layer="layout" svg:width="0.079cm" svg:height="0.2cm" svg:x="12.683cm" svg:y="-0.44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3cm" svg:height="0.303cm" svg:x="12.959cm" svg:y="-0.667cm" svg:viewBox="0 0 331 304" svg:d="M2 272c-2 7-2 9-2 15 0 11 9 17 19 17 21 0 25-15 30-38 6-23 2-12 31-124 57 2 116 14 116 57 0 6 0 8-2 16-2 9-4 17-4 22 0 40 28 67 63 67 21 0 38-12 51-34 17-29 27-69 27-69 0-7-8-7-10-7-6 0-8 3-9 13-12 46-27 82-57 82-16 0-23-8-23-33 0-9 4-24 5-36 2-7 4-15 4-23 0-62-93-68-131-68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5" draw:text-style-name="P5" draw:layer="layout" svg:width="0.079cm" svg:height="0.2cm" svg:x="13.364cm" svg:y="-0.44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13.58cm" svg:y="-0.667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079cm" svg:height="0.2cm" svg:x="13.994cm" svg:y="-0.44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14.211cm" svg:y="-0.667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119cm" svg:height="0.242cm" svg:x="14.589cm" svg:y="-0.874cm" svg:viewBox="0 0 120 243" svg:d="M116 42c4-10 4-14 4-15 0-16-14-27-29-27-19 0-25 15-26 23l-63 203c0 2-2 8-2 8 0 5 15 9 19 9s4 0 8-8z">
            <text:p/>
          </draw:path>
          <draw:path draw:style-name="gr5" draw:text-style-name="P5" draw:layer="layout" svg:width="0.594cm" svg:height="0.348cm" svg:x="14.978cm" svg:y="-0.713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5" draw:text-style-name="P5" draw:layer="layout" svg:width="0.246cm" svg:height="0.303cm" svg:x="15.826cm" svg:y="-0.667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51-10-51-40 0-21 17-61 76-61 17 0 51 4 61 31z">
            <text:p/>
          </draw:path>
          <draw:path draw:style-name="gr5" draw:text-style-name="P5" draw:layer="layout" svg:width="0.335cm" svg:height="0.388cm" svg:x="16.345cm" svg:y="-0.73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5" draw:text-style-name="P5" draw:layer="layout" svg:width="0.396cm" svg:height="0.487cm" svg:x="16.953cm" svg:y="-0.842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5" draw:text-style-name="P5" draw:layer="layout" svg:width="0.459cm" svg:height="0.295cm" svg:x="17.61cm" svg:y="-0.659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9 4 13 13 13 10 0 10-4 13-13l69-190 68 192c2 7 4 11 14 11 7 0 9-5 13-11z">
            <text:p/>
          </draw:path>
          <draw:path draw:style-name="gr5" draw:text-style-name="P5" draw:layer="layout" svg:width="0.337cm" svg:height="0.464cm" svg:x="18.1cm" svg:y="-0.834cm" svg:viewBox="0 0 338 465" svg:d="M53 414c0 30-7 30-53 30v21c23 0 57-2 76-2 17 0 53 2 76 2v-21c-46 0-53 0-53-30v-123c0-71 47-107 91-107 42 0 49 36 49 74v156c0 30-7 30-53 30v21c25 0 59-2 76-2s53 2 76 2v-21c-36 0-51 0-53-21v-127c0-57 0-78-21-102-9-12-30-25-70-25-57 0-86 40-97 66v-235l-97 8v20c47 0 53 4 53 38z">
            <text:p/>
          </draw:path>
          <draw:path draw:style-name="gr5" draw:text-style-name="P5" draw:layer="layout" svg:width="0.259cm" svg:height="0.307cm" svg:x="18.467cm" svg:y="-0.671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25cm" svg:height="0.295cm" svg:x="18.763cm" svg:y="-0.667cm" svg:viewBox="0 0 226 296" svg:d="M93 74v-74l-93 8v20c47 0 53 4 53 38v179c0 30-7 30-53 30v21c27 0 57-2 76-2 28 0 59 0 85 2v-21h-13c-49 0-51-7-51-30v-104c0-67 28-126 80-126 3 0 5 0 7 0-2 0-15 10-15 27 0 19 13 28 29 28 11 0 28-7 28-28 0-23-21-42-49-42-50 0-74 46-84 74z">
            <text:p/>
          </draw:path>
          <draw:path draw:style-name="gr5" draw:text-style-name="P5" draw:layer="layout" svg:width="0.259cm" svg:height="0.307cm" svg:x="19.023cm" svg:y="-0.671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46cm" svg:height="0.303cm" svg:x="19.557cm" svg:y="-0.667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9.835cm" svg:y="-0.47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445cm" svg:height="0.157cm" svg:x="20.367cm" svg:y="-0.6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478cm" svg:height="0.457cm" svg:x="21.058cm" svg:y="-0.827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21.581cm" svg:y="-0.827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5" draw:text-style-name="P5" draw:layer="layout" svg:width="0.396cm" svg:height="0.487cm" svg:x="22.305cm" svg:y="-0.842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5" draw:text-style-name="P5" draw:layer="layout" svg:width="0.311cm" svg:height="0.457cm" svg:x="22.74cm" svg:y="-0.827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5" draw:text-style-name="P5" draw:layer="layout" svg:width="0.371cm" svg:height="0.415cm" svg:x="23.247cm" svg:y="-0.77cm" svg:viewBox="0 0 372 416" svg:d="M369 27c3-8 3-10 3-14 0-7-5-13-13-13-6 0-9 4-15 15l-158 355-158-357c-5-11-9-13-15-13-7 0-13 6-13 13 0 2 0 2 4 12l167 376c6 11 9 15 15 15 10 0 12-6 15-15z">
            <text:p/>
          </draw:path>
          <draw:path draw:style-name="gr5" draw:text-style-name="P5" draw:layer="layout" svg:width="0.246cm" svg:height="0.303cm" svg:x="23.836cm" svg:y="-0.667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51-10-51-40 0-21 17-61 76-61 17 0 51 4 61 31z">
            <text:p/>
          </draw:path>
          <draw:path draw:style-name="gr5" draw:text-style-name="P5" draw:layer="layout" svg:width="0.261cm" svg:height="0.297cm" svg:x="24.113cm" svg:y="-0.47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094cm" svg:height="0.176cm" svg:x="24.419cm" svg:y="-0.591cm" svg:viewBox="0 0 95 177" svg:d="M91 32c0 0 4-7 4-13 0-11-11-19-21-19-15 0-19 11-21 15l-51 146c-2 4-2 6-2 6 0 6 15 10 15 10 2 0 4-2 6-6z">
            <text:p/>
          </draw:path>
          <draw:path draw:style-name="gr5" draw:text-style-name="P5" draw:layer="layout" svg:width="0.445cm" svg:height="0.157cm" svg:x="24.826cm" svg:y="-0.6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478cm" svg:height="0.457cm" svg:x="25.518cm" svg:y="-0.827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26.038cm" svg:y="-0.827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5" draw:text-style-name="P5" draw:layer="layout" svg:width="0.396cm" svg:height="0.487cm" svg:x="26.764cm" svg:y="-0.842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5" draw:text-style-name="P5" draw:layer="layout" svg:width="0.311cm" svg:height="0.457cm" svg:x="27.199cm" svg:y="-0.827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</draw:g>
        <draw:g>
          <svg:title>TexMaths</svg:title>
          <svg:desc>19§latex§\textcolor{red}{update $PMSI \leftarrow P_{new}$}§svg§600§TRUE§</svg:desc>
          <draw:polygon draw:style-name="gr4" draw:text-style-name="P4" draw:layer="layout" svg:width="6.71cm" svg:height="0.592cm" svg:x="1.026cm" svg:y="-3.705cm" svg:viewBox="0 0 6711 593" draw:points="3356,593 0,593 0,0 6711,0 6711,593">
            <text:p/>
          </draw:polygon>
          <draw:path draw:style-name="gr5" draw:text-style-name="P5" draw:layer="layout" svg:width="0.337cm" svg:height="0.303cm" svg:x="1.047cm" svg:y="-3.53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.414cm" svg:y="-3.53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5" draw:text-style-name="P5" draw:layer="layout" svg:width="0.33cm" svg:height="0.472cm" svg:x="1.807cm" svg:y="-3.706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5" draw:text-style-name="P5" draw:layer="layout" svg:width="0.303cm" svg:height="0.307cm" svg:x="2.181cm" svg:y="-3.54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5" draw:text-style-name="P5" draw:layer="layout" svg:width="0.21cm" svg:height="0.419cm" svg:x="2.499cm" svg:y="-3.653cm" svg:viewBox="0 0 211 420" svg:d="M105 144h95v-21h-95v-123h-18c-1 55-20 127-87 129v15h57v185c0 83 63 91 87 91 48 0 67-48 67-91v-38h-17v38c0 49-19 74-46 74-43 0-43-61-43-73z">
            <text:p/>
          </draw:path>
          <draw:path draw:style-name="gr5" draw:text-style-name="P5" draw:layer="layout" svg:width="0.259cm" svg:height="0.307cm" svg:x="2.763cm" svg:y="-3.54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5" draw:text-style-name="P5" draw:layer="layout" svg:width="0.478cm" svg:height="0.457cm" svg:x="3.289cm" svg:y="-3.699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3.811cm" svg:y="-3.699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5" draw:text-style-name="P5" draw:layer="layout" svg:width="0.396cm" svg:height="0.487cm" svg:x="4.535cm" svg:y="-3.714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5" draw:text-style-name="P5" draw:layer="layout" svg:width="0.311cm" svg:height="0.457cm" svg:x="4.971cm" svg:y="-3.699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5" draw:text-style-name="P5" draw:layer="layout" svg:width="0.594cm" svg:height="0.348cm" svg:x="5.516cm" svg:y="-3.583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5" draw:text-style-name="P5" draw:layer="layout" svg:width="0.478cm" svg:height="0.457cm" svg:x="6.356cm" svg:y="-3.699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5" draw:text-style-name="P5" draw:layer="layout" svg:width="0.286cm" svg:height="0.212cm" svg:x="6.777cm" svg:y="-3.349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5" draw:text-style-name="P5" draw:layer="layout" svg:width="0.2cm" svg:height="0.212cm" svg:x="7.116cm" svg:y="-3.349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5" draw:text-style-name="P5" draw:layer="layout" svg:width="0.343cm" svg:height="0.212cm" svg:x="7.359cm" svg:y="-3.349cm" svg:viewBox="0 0 344 213" svg:d="M226 59c2-13 8-36 8-38 0-10-8-15-15-15-10 0-18 5-21 13 0 4-6 23-10 36-6 27-6 27-13 53-6 27-6 31-8 44 2 9-2 19-13 32-6 8-15 15-30 15-19 0-42-5-42-43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g>
          <svg:title>TexMaths</svg:title>
          <svg:desc>19§latex§\textcolor{red}{if $s_{p'} = PMSI$ then}§svg§600§TRUE§</svg:desc>
          <draw:polygon draw:style-name="gr4" draw:text-style-name="P4" draw:layer="layout" svg:width="5.847cm" svg:height="0.655cm" svg:x="12.982cm" svg:y="-0.008cm" svg:viewBox="0 0 5848 656" draw:points="2924,656 0,656 0,0 5848,0 5848,656">
            <text:p/>
          </draw:polygon>
          <draw:path draw:style-name="gr5" draw:text-style-name="P5" draw:layer="layout" svg:width="0.143cm" svg:height="0.447cm" svg:x="13.005cm" svg:y="0.008cm" svg:viewBox="0 0 144 448" svg:d="M97 152l-95 8v21c45 0 51 3 51 36v180c0 31-7 31-53 31v20c21 0 59-1 74-1 25 0 48 1 70 1v-20c-43 0-47-4-47-29zM101 36c0-23-17-36-36-36-21 0-37 19-37 36s16 34 37 34c19 0 36-13 36-34z">
            <text:p/>
          </draw:path>
          <draw:path draw:style-name="gr5" draw:text-style-name="P5" draw:layer="layout" svg:width="0.217cm" svg:height="0.472cm" svg:x="13.189cm" svg:y="-0.01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5" draw:text-style-name="P5" draw:layer="layout" svg:width="0.246cm" svg:height="0.303cm" svg:x="13.628cm" svg:y="0.1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3.903cm" svg:y="0.34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6-59 46-34 0-41-37-41-42 0-2 0-6 0-8z">
            <text:p/>
          </draw:path>
          <draw:path draw:style-name="gr5" draw:text-style-name="P5" draw:layer="layout" svg:width="0.094cm" svg:height="0.176cm" svg:x="14.209cm" svg:y="0.234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445cm" svg:height="0.157cm" svg:x="14.616cm" svg:y="0.2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478cm" svg:height="0.457cm" svg:x="15.309cm" svg:y="-0.0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5" draw:text-style-name="P5" draw:layer="layout" svg:width="0.67cm" svg:height="0.457cm" svg:x="15.83cm" svg:y="-0.00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5" draw:text-style-name="P5" draw:layer="layout" svg:width="0.396cm" svg:height="0.487cm" svg:x="16.556cm" svg:y="-0.017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19-86-35-15-3-39-11-45-11-17-8-40-27-40-63 0-53 53-110 116-110 57 0 97 29 97 105 0 20-2 32-2 36 0 1 0 7 7 7 8 0 8-2 10-13z">
            <text:p/>
          </draw:path>
          <draw:path draw:style-name="gr5" draw:text-style-name="P5" draw:layer="layout" svg:width="0.311cm" svg:height="0.457cm" svg:x="16.989cm" svg:y="-0.002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5" draw:text-style-name="P5" draw:layer="layout" svg:width="0.21cm" svg:height="0.419cm" svg:x="17.548cm" svg:y="0.044cm" svg:viewBox="0 0 211 420" svg:d="M104 144h95v-20h-95v-124h-17c-2 55-21 127-87 129v15h57v185c0 83 63 91 87 91 48 0 67-48 67-91v-38h-17v38c0 49-21 74-46 74-44 0-44-61-44-72z">
            <text:p/>
          </draw:path>
          <draw:path draw:style-name="gr5" draw:text-style-name="P5" draw:layer="layout" svg:width="0.337cm" svg:height="0.465cm" svg:x="17.814cm" svg:y="-0.00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5" draw:text-style-name="P5" draw:layer="layout" svg:width="0.259cm" svg:height="0.307cm" svg:x="18.18cm" svg:y="0.15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5" draw:layer="layout" svg:width="0.337cm" svg:height="0.295cm" svg:x="18.479cm" svg:y="0.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\textcolor{red}{update  $s_p \leftarrow s_{p'}$} §svg§600§TRUE§</svg:desc>
          <draw:polygon draw:style-name="gr4" draw:text-style-name="P4" draw:layer="layout" svg:width="4.627cm" svg:height="0.654cm" svg:x="15.59cm" svg:y="0.693cm" svg:viewBox="0 0 4628 655" draw:points="2314,655 0,655 0,0 4628,0 4628,655">
            <text:p/>
          </draw:polygon>
          <draw:path draw:style-name="gr5" draw:text-style-name="P5" draw:layer="layout" svg:width="0.337cm" svg:height="0.303cm" svg:x="15.611cm" svg:y="0.8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5.978cm" svg:y="0.86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5" draw:text-style-name="P5" draw:layer="layout" svg:width="0.33cm" svg:height="0.472cm" svg:x="16.371cm" svg:y="0.691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5" draw:text-style-name="P5" draw:layer="layout" svg:width="0.303cm" svg:height="0.307cm" svg:x="16.745cm" svg:y="0.856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5" draw:text-style-name="P5" draw:layer="layout" svg:width="0.21cm" svg:height="0.419cm" svg:x="17.062cm" svg:y="0.744cm" svg:viewBox="0 0 211 420" svg:d="M104 144h95v-21h-95v-123h-17c-2 55-21 127-87 129v15h57v185c0 83 63 91 87 91 48 0 67-48 67-91v-38h-17v38c0 49-19 74-46 74-44 0-44-61-44-73z">
            <text:p/>
          </draw:path>
          <draw:path draw:style-name="gr5" draw:text-style-name="P5" draw:layer="layout" svg:width="0.259cm" svg:height="0.307cm" svg:x="17.326cm" svg:y="0.856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46cm" svg:height="0.303cm" svg:x="17.862cm" svg:y="0.86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8.138cm" svg:y="1.0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594cm" svg:height="0.348cm" svg:x="18.67cm" svg:y="0.814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5" draw:text-style-name="P5" draw:layer="layout" svg:width="0.246cm" svg:height="0.303cm" svg:x="19.519cm" svg:y="0.86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9.794cm" svg:y="1.0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094cm" svg:height="0.176cm" svg:x="20.1cm" svg:y="0.934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color{red}{ update $ s_{p'} \leftarrow \left\lbrace 0,1\right\rbrace^{34} \notin \left\lbrace \right s_p,s_{p'}\vert \forall s \in S\rbrace$} §svg§600§TRUE§</svg:desc>
          <draw:polygon draw:style-name="gr4" draw:text-style-name="P4" draw:layer="layout" svg:width="11.792cm" svg:height="0.828cm" svg:x="15.627cm" svg:y="1.359cm" svg:viewBox="0 0 11793 829" draw:points="5897,829 0,829 0,0 11793,0 11793,829">
            <text:p/>
          </draw:polygon>
          <draw:path draw:style-name="gr5" draw:text-style-name="P5" draw:layer="layout" svg:width="0.337cm" svg:height="0.303cm" svg:x="15.648cm" svg:y="1.699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5" draw:text-style-name="P5" draw:layer="layout" svg:width="0.33cm" svg:height="0.427cm" svg:x="16.015cm" svg:y="1.699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5" draw:text-style-name="P5" draw:layer="layout" svg:width="0.33cm" svg:height="0.472cm" svg:x="16.408cm" svg:y="1.532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5" draw:text-style-name="P5" draw:layer="layout" svg:width="0.303cm" svg:height="0.307cm" svg:x="16.782cm" svg:y="1.696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5" draw:text-style-name="P5" draw:layer="layout" svg:width="0.21cm" svg:height="0.419cm" svg:x="17.099cm" svg:y="1.585cm" svg:viewBox="0 0 211 420" svg:d="M104 144h95v-20h-95v-124h-17c-2 55-21 127-87 129v15h57v185c0 83 63 91 87 91 48 0 67-47 67-91v-38h-17v38c0 49-19 74-46 74-44 0-44-61-44-72z">
            <text:p/>
          </draw:path>
          <draw:path draw:style-name="gr5" draw:text-style-name="P5" draw:layer="layout" svg:width="0.259cm" svg:height="0.307cm" svg:x="17.364cm" svg:y="1.696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5" draw:text-style-name="P5" draw:layer="layout" svg:width="0.246cm" svg:height="0.303cm" svg:x="17.899cm" svg:y="1.69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8.175cm" svg:y="1.8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94cm" svg:height="0.176cm" svg:x="18.481cm" svg:y="1.776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594cm" svg:height="0.349cm" svg:x="18.887cm" svg:y="1.6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238cm" svg:height="0.668cm" svg:x="19.75cm" svg:y="1.494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1-5-42-26-63-15-13-34-21-53-26 55-16 79-46 79-86z">
            <text:p/>
          </draw:path>
          <draw:path draw:style-name="gr5" draw:text-style-name="P5" draw:layer="layout" svg:width="0.282cm" svg:height="0.461cm" svg:x="20.061cm" svg:y="1.551cm" svg:viewBox="0 0 283 462" svg:d="M283 232c0-53-4-107-27-156-30-65-85-76-114-76-41 0-89 17-117 80-21 45-25 99-25 152 0 51 2 110 30 161 29 56 78 69 111 69 36 0 87-15 117-78 21-46 25-99 25-152zM141 447c-27 0-65-17-78-82-8-40-8-101-8-141 0-43 0-87 6-123 13-80 62-86 80-86 22 0 66 12 79 78 8 38 8 89 8 131 0 50 0 95-8 139-11 63-49 84-79 84z">
            <text:p/>
          </draw:path>
          <draw:path draw:style-name="gr5" draw:text-style-name="P5" draw:layer="layout" svg:width="0.079cm" svg:height="0.2cm" svg:x="20.424cm" svg:y="1.9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221cm" svg:height="0.446cm" svg:x="20.723cm" svg:y="1.551cm" svg:viewBox="0 0 222 447" svg:d="M139 17c0-15 0-17-16-17-41 44-102 44-123 44v21c13 0 53 0 87-19v347c0 25-2 33-62 33h-21v21c24-2 81-2 110-2 27 0 85 0 108 2v-21h-21c-60 0-62-8-62-33z">
            <text:p/>
          </draw:path>
          <draw:path draw:style-name="gr5" draw:text-style-name="P5" draw:layer="layout" svg:width="0.238cm" svg:height="0.668cm" svg:x="21.044cm" svg:y="1.494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5" draw:text-style-name="P5" draw:layer="layout" svg:width="0.216cm" svg:height="0.32cm" svg:x="21.359cm" svg:y="1.35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5" draw:text-style-name="P5" draw:layer="layout" svg:width="0.231cm" svg:height="0.316cm" svg:x="21.618cm" svg:y="1.344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5" draw:text-style-name="P5" draw:layer="layout" svg:width="0.261cm" svg:height="0.668cm" svg:x="22.195cm" svg:y="1.494cm" svg:viewBox="0 0 262 669" svg:d="M258 25c4-8 4-12 4-12 0-7-6-13-13-13-6 0-10 2-12 6l-233 638c-4 10-4 12-4 12 0 7 6 13 13 13 10 0 12-4 15-15z">
            <text:p/>
          </draw:path>
          <draw:path draw:style-name="gr5" draw:text-style-name="P5" draw:layer="layout" svg:width="0.335cm" svg:height="0.389cm" svg:x="22.14cm" svg:y="1.635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5" draw:layer="layout" svg:width="0.238cm" svg:height="0.668cm" svg:x="22.763cm" svg:y="1.494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1-5-42-26-63-15-13-34-21-53-26 55-16 79-46 79-86z">
            <text:p/>
          </draw:path>
          <draw:path draw:style-name="gr5" draw:text-style-name="P5" draw:layer="layout" svg:width="0.246cm" svg:height="0.303cm" svg:x="23.276cm" svg:y="1.69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3.552cm" svg:y="1.8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79cm" svg:height="0.2cm" svg:x="23.918cm" svg:y="1.9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246cm" svg:height="0.303cm" svg:x="24.192cm" svg:y="1.69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4.469cm" svg:y="1.8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94cm" svg:height="0.176cm" svg:x="24.775cm" svg:y="1.776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027cm" svg:height="0.668cm" svg:x="25.037cm" svg:y="1.494cm" svg:viewBox="0 0 28 669" svg:d="M28 25c0-14 0-25-13-25-15 0-15 11-15 25v621c0 12 0 23 15 23 13 0 13-11 13-23z">
            <text:p/>
          </draw:path>
          <draw:path draw:style-name="gr5" draw:text-style-name="P5" draw:layer="layout" svg:width="0.371cm" svg:height="0.48cm" svg:x="25.144cm" svg:y="1.532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5" draw:text-style-name="P5" draw:layer="layout" svg:width="0.246cm" svg:height="0.303cm" svg:x="25.547cm" svg:y="1.69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335cm" svg:height="0.389cm" svg:x="26.065cm" svg:y="1.635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5" draw:layer="layout" svg:width="0.396cm" svg:height="0.488cm" svg:x="26.673cm" svg:y="1.525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5" draw:text-style-name="P5" draw:layer="layout" svg:width="0.238cm" svg:height="0.668cm" svg:x="27.133cm" svg:y="1.494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g>
          <svg:title>TexMaths</svg:title>
          <svg:desc>19§latex§\textcolor{red}{$RAND \leftarrow  E_{\kappa}\left(u = \left(p',SQN\right)\right)}§svg§600§TRUE§</svg:desc>
          <draw:polygon draw:style-name="gr4" draw:text-style-name="P4" draw:layer="layout" svg:width="8.883cm" svg:height="0.668cm" svg:x="13.111cm" svg:y="2.293cm" svg:viewBox="0 0 8884 669" draw:points="4442,669 0,669 0,0 8884,0 8884,669">
            <text:p/>
          </draw:polygon>
          <draw:path draw:style-name="gr5" draw:text-style-name="P5" draw:layer="layout" svg:width="0.478cm" svg:height="0.472cm" svg:x="13.138cm" svg:y="2.339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4 0 7 8 7 9 7 19 0 67-2 84-2 19 0 67 2 86 2 5 0 13 0 13-13 0-8-6-8-19-8-25 0-44 0-44-11 0-4 2-8 4-12l44-178h79c61 0 73 38 73 61 0 11-6 32-10 47-4 19-9 44-9 57 0 72 79 72 89 72 57 0 80-68 80-78 0-7-8-7-8-7-6 0-7 4-9 9-17 50-46 61-61 61-23 0-27-15-27-42 0-19 4-53 6-76 2-9 4-21 4-30 0-51-46-72-63-80z">
            <text:p/>
          </draw:path>
          <draw:path draw:style-name="gr5" draw:text-style-name="P5" draw:layer="layout" svg:width="0.459cm" svg:height="0.48cm" svg:x="13.645cm" svg:y="2.316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5" draw:text-style-name="P5" draw:layer="layout" svg:width="0.563cm" svg:height="0.457cm" svg:x="14.146cm" svg:y="2.33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5" draw:text-style-name="P5" draw:layer="layout" svg:width="0.512cm" svg:height="0.457cm" svg:x="14.754cm" svg:y="2.339cm" svg:viewBox="0 0 513 458" svg:d="M80 407c-8 24-8 30-61 30-11 0-19 0-19 14 0 7 6 7 19 7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5" draw:text-style-name="P5" draw:layer="layout" svg:width="0.594cm" svg:height="0.349cm" svg:x="15.52cm" svg:y="2.45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486cm" svg:height="0.455cm" svg:x="16.358cm" svg:y="2.34cm" svg:viewBox="0 0 487 456" svg:d="M448 300c2-3 4-7 4-9s0-8-7-8c-6 0-8 4-10 8-44 99-68 144-182 144h-97c-10 0-12 0-15 0-8-2-10-2-10-7 0-2 0-4 4-16l45-182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5" draw:text-style-name="P5" draw:layer="layout" svg:width="0.255cm" svg:height="0.212cm" svg:x="16.86cm" svg:y="2.688cm" svg:viewBox="0 0 256 213" svg:d="M89 87c17-9 40-26 44-28 32-25 44-30 59-36-2 2-2 6-2 7 0 12 8 19 19 19 13 0 25-13 25-26 0-12-8-19-19-19-33 0-63 25-90 44-36 28-49 32-60 36 5-21 7-25 9-35 2-11 8-32 8-34 0-9-6-15-16-15-9 0-17 6-20 11-2 6-46 183-46 187 0 9 8 15 15 15 17 0 21-15 23-23 2-4 11-42 23-89 24 0 89 2 89 38 0 0 0 5-2 11-2 8-2 10-2 13 0 35 29 50 52 50 45 0 58-72 58-72 0-6-5-6-7-6-6 0-8 2-10 11-5 17-17 54-41 54-12 0-16-12-16-25 0-8 0-10 2-21 2-6 2-10 2-15 0-52-82-52-97-52z">
            <text:p/>
          </draw:path>
          <draw:path draw:style-name="gr5" draw:text-style-name="P5" draw:layer="layout" svg:width="0.157cm" svg:height="0.668cm" svg:x="17.348cm" svg:y="2.293cm" svg:viewBox="0 0 158 669" svg:d="M158 663c0-2 0-3-14-15-83-83-104-211-104-313 0-116 25-232 108-316 10-9 10-9 10-11 0-6-4-8-8-8-8 0-68 46-108 131-34 74-42 148-42 204 0 53 8 133 44 209 41 83 98 125 106 125 4 0 8-2 8-6z">
            <text:p/>
          </draw:path>
          <draw:path draw:style-name="gr5" draw:text-style-name="P5" draw:layer="layout" svg:width="0.345cm" svg:height="0.303cm" svg:x="17.561cm" svg:y="2.498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445cm" svg:height="0.157cm" svg:x="18.144cm" svg:y="2.5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157cm" svg:height="0.668cm" svg:x="18.877cm" svg:y="2.293cm" svg:viewBox="0 0 158 669" svg:d="M158 663c0-2 0-3-14-15-83-83-104-211-104-313 0-116 25-232 108-316 10-9 10-9 10-11 0-6-4-8-8-8-8 0-68 46-108 131-34 74-42 148-42 204 0 53 8 133 44 209 41 83 98 125 106 125 4 0 8-2 8-6z">
            <text:p/>
          </draw:path>
          <draw:path draw:style-name="gr5" draw:text-style-name="P5" draw:layer="layout" svg:width="0.349cm" svg:height="0.427cm" svg:x="19.048cm" svg:y="2.49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text-style-name="P5" draw:layer="layout" svg:width="0.119cm" svg:height="0.242cm" svg:x="19.426cm" svg:y="2.291cm" svg:viewBox="0 0 120 243" svg:d="M116 42c4-10 4-13 4-15 0-16-14-27-29-27-19 0-25 15-26 23l-63 203c0 2-2 8-2 8 0 6 15 9 19 9s4 0 8-7z">
            <text:p/>
          </draw:path>
          <draw:path draw:style-name="gr5" draw:text-style-name="P5" draw:layer="layout" svg:width="0.079cm" svg:height="0.2cm" svg:x="19.649cm" svg:y="2.722cm" svg:viewBox="0 0 80 201" svg:d="M80 70c0-43-17-70-44-70-23 0-36 17-36 36 0 17 13 36 36 36 8 0 17-4 25-9 2-2 2-2 4-2v9c0 52-23 92-46 114-8 6-8 8-8 10 0 6 4 7 6 7 8 0 63-51 63-131z">
            <text:p/>
          </draw:path>
          <draw:path draw:style-name="gr5" draw:text-style-name="P5" draw:layer="layout" svg:width="0.396cm" svg:height="0.488cm" svg:x="19.922cm" svg:y="2.323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5" draw:text-style-name="P5" draw:layer="layout" svg:width="0.463cm" svg:height="0.602cm" svg:x="20.367cm" svg:y="2.323cm" svg:viewBox="0 0 464 603" svg:d="M260 468c105-38 204-158 204-287 0-109-73-181-171-181-145 0-293 152-293 308 0 112 74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5" draw:text-style-name="P5" draw:layer="layout" svg:width="0.563cm" svg:height="0.457cm" svg:x="20.887cm" svg:y="2.33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5" draw:text-style-name="P5" draw:layer="layout" svg:width="0.157cm" svg:height="0.668cm" svg:x="21.507cm" svg:y="2.293cm" svg:viewBox="0 0 158 669" svg:d="M158 335c0-52-8-134-46-210-40-81-99-125-104-125-6 0-8 2-8 8 0 2 0 2 13 15 67 66 105 173 105 312 0 116-25 233-109 317-9 8-9 9-9 11 0 4 2 6 8 6 5 0 66-46 106-129 34-74 44-148 44-205z">
            <text:p/>
          </draw:path>
          <draw:path draw:style-name="gr5" draw:text-style-name="P5" draw:layer="layout" svg:width="0.157cm" svg:height="0.668cm" svg:x="21.773cm" svg:y="2.293cm" svg:viewBox="0 0 158 669" svg:d="M158 335c0-52-8-134-46-210-40-81-99-125-104-125-6 0-8 2-8 8 0 2 0 2 13 15 67 66 105 173 105 312 0 116-25 233-109 317-9 8-9 9-9 11 0 4 2 6 8 6 5 0 66-46 106-129 34-74 44-148 44-205z">
            <text:p/>
          </draw:path>
        </draw:g>
        <draw:line draw:style-name="gr6" draw:text-style-name="P6" draw:layer="layout" svg:x1="14.224cm" svg:y1="11.224cm" svg:x2="25.4cm" svg:y2="11.2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10.4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10.4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10.4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10.4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10.4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10.4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10.4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10.4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10.4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10.8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10.4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10.4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10.4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10.4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6" draw:text-style-name="P6" draw:layer="layout" svg:x1="2.286cm" svg:y1="11.224cm" svg:x2="14.224cm" svg:y2="11.2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21cm" svg:y="10.408cm" svg:viewBox="0 0 11850 667" draw:points="5926,667 0,667 0,0 11850,0 11850,667">
            <text:p/>
          </draw:polygon>
          <draw:path draw:style-name="gr3" draw:text-style-name="P3" draw:layer="layout" svg:width="0.303cm" svg:height="0.307cm" svg:x="2.349cm" svg:y="10.60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674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35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03cm" svg:y="10.44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67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3.9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1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578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764cm" svg:y="10.60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066cm" svg:y="10.60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382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652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32cm" svg:y="10.60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1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757cm" svg:y="10.61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18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18cm" svg:y="10.61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667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34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32cm" svg:y="10.60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587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21cm" svg:y="10.40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41cm" svg:y="10.45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84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35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958cm" svg:y="10.45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559cm" svg:y="10.83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1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39cm" svg:y="10.45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39cm" svg:y="10.45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29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3.949cm" svg:y="10.40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10" draw:text-style-name="P7" draw:layer="layout" svg:width="16.762cm" svg:height="9.602cm" svg:x="0.764cm" svg:y="11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1.335cm" svg:y="12.137cm" svg:viewBox="0 0 6403 667" draw:points="3202,667 0,667 0,0 6403,0 6403,667">
            <text:p/>
          </draw:polygon>
          <draw:path draw:style-name="gr3" draw:text-style-name="P3" draw:layer="layout" svg:width="0.459cm" svg:height="0.48cm" svg:x="1.358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859cm" svg:y="12.18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669cm" svg:y="12.29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518cm" svg:y="12.16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837cm" svg:y="12.42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4.286cm" svg:y="12.13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99cm" svg:y="12.16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5.053cm" svg:y="12.56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319cm" svg:y="12.181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25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26cm" svg:y="12.181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34cm" svg:y="12.18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16cm" svg:y="12.13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text-style-name="P4" draw:layer="layout" svg:width="9.727cm" svg:height="0.647cm" svg:x="1.344cm" svg:y="13.07cm" svg:viewBox="0 0 9728 648" draw:points="4864,648 0,648 0,0 9728,0 9728,648">
            <text:p/>
          </draw:polygon>
          <draw:path draw:style-name="gr3" draw:text-style-name="P3" draw:layer="layout" svg:width="0.552cm" svg:height="0.457cm" svg:x="1.361cm" svg:y="13.068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text-style-name="P3" draw:layer="layout" svg:width="0.396cm" svg:height="0.488cm" svg:x="1.982cm" svg:y="13.053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.427cm" svg:y="13.05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.946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3.749cm" svg:y="13.18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459cm" svg:height="0.48cm" svg:x="4.587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5.087cm" svg:y="13.068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text-style-name="P3" draw:layer="layout" svg:width="0.446cm" svg:height="0.446cm" svg:x="5.86cm" svg:y="13.134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text-style-name="P3" draw:layer="layout" svg:width="0.459cm" svg:height="0.48cm" svg:x="6.512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7.033cm" svg:y="13.068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text-style-name="P3" draw:layer="layout" svg:width="0.455cm" svg:height="0.453cm" svg:x="7.532cm" svg:y="13.072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8.023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297cm" svg:height="0.339cm" svg:x="8.566cm" svg:y="13.296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916cm" svg:y="13.296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9.335cm" svg:y="13.306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text-style-name="P3" draw:layer="layout" svg:width="0.347cm" svg:height="0.345cm" svg:x="9.81cm" svg:y="13.336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text-style-name="P3" draw:layer="layout" svg:width="0.352cm" svg:height="0.334cm" svg:x="10.217cm" svg:y="13.292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text-style-name="P3" draw:layer="layout" svg:width="0.427cm" svg:height="0.32cm" svg:x="10.622cm" svg:y="13.306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text-style-name="P4" draw:layer="layout" svg:width="13.82cm" svg:height="0.666cm" svg:x="1.302cm" svg:y="14.01cm" svg:viewBox="0 0 13821 667" draw:points="6911,667 0,667 0,0 13821,0 13821,667">
            <text:p/>
          </draw:polygon>
          <draw:path draw:style-name="gr3" draw:text-style-name="P3" draw:layer="layout" svg:width="0.552cm" svg:height="0.457cm" svg:x="1.319cm" svg:y="14.05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67cm" svg:height="0.457cm" svg:x="1.933cm" svg:y="14.05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2.64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3.156cm" svg:y="14.03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3.869cm" svg:y="14.16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718cm" svg:y="14.03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5.058cm" svg:y="14.29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5.486cm" svg:y="14.00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699cm" svg:y="14.03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6.254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6.51cm" svg:y="14.05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7.129cm" svg:y="14.03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7.574cm" svg:y="14.03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8.093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8.695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8.95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9.478cm" svg:y="14.05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9.976cm" svg:y="14.05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0.468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352cm" svg:height="0.334cm" svg:x="11.002cm" svg:y="14.27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text-style-name="P3" draw:layer="layout" svg:width="0.499cm" svg:height="0.32cm" svg:x="11.41cm" svg:y="14.28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354cm" svg:height="0.318cm" svg:x="11.965cm" svg:y="14.29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text-style-name="P3" draw:layer="layout" svg:width="0.079cm" svg:height="0.2cm" svg:x="12.438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704cm" svg:y="14.05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3.21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711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319cm" svg:y="14.05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901cm" svg:y="14.00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11" draw:text-style-name="P8" draw:layer="layout" svg:width="8.498cm" svg:height="0.592cm" svg:x="3.35cm" svg:y="15.201cm" svg:viewBox="0 0 8499 593" draw:points="4250,593 0,593 0,0 8499,0 8499,593">
            <text:p/>
          </draw:polygon>
          <draw:path draw:style-name="gr12" draw:text-style-name="P3" draw:layer="layout" svg:width="0.328cm" svg:height="0.296cm" svg:x="3.363cm" svg:y="15.37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12" draw:text-style-name="P3" draw:layer="layout" svg:width="0.259cm" svg:height="0.307cm" svg:x="3.702cm" svg:y="15.36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12" draw:text-style-name="P3" draw:layer="layout" svg:width="0.225cm" svg:height="0.296cm" svg:x="3.998cm" svg:y="15.369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12" draw:text-style-name="P3" draw:layer="layout" svg:width="0.143cm" svg:height="0.448cm" svg:x="4.26cm" svg:y="15.21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12" draw:text-style-name="P3" draw:layer="layout" svg:width="0.218cm" svg:height="0.472cm" svg:x="4.446cm" svg:y="15.19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12" draw:text-style-name="P3" draw:layer="layout" svg:width="0.328cm" svg:height="0.427cm" svg:x="4.64cm" svg:y="15.376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12" draw:text-style-name="P3" draw:layer="layout" svg:width="0.552cm" svg:height="0.457cm" svg:x="5.218cm" svg:y="15.207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12" draw:text-style-name="P3" draw:layer="layout" svg:width="0.67cm" svg:height="0.457cm" svg:x="5.831cm" svg:y="15.207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12" draw:text-style-name="P3" draw:layer="layout" svg:width="0.459cm" svg:height="0.48cm" svg:x="6.546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2" draw:text-style-name="P3" draw:layer="layout" svg:width="0.476cm" svg:height="0.488cm" svg:x="7.055cm" svg:y="15.19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12" draw:text-style-name="P3" draw:layer="layout" svg:width="0.446cm" svg:height="0.157cm" svg:x="7.768cm" svg:y="15.418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12" draw:text-style-name="P3" draw:layer="layout" svg:width="0.459cm" svg:height="0.48cm" svg:x="8.457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2" draw:text-style-name="P3" draw:layer="layout" svg:width="0.465cm" svg:height="0.472cm" svg:x="8.976cm" svg:y="15.207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12" draw:text-style-name="P3" draw:layer="layout" svg:width="0.455cm" svg:height="0.453cm" svg:x="9.476cm" svg:y="15.211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12" draw:text-style-name="P3" draw:layer="layout" svg:width="0.563cm" svg:height="0.457cm" svg:x="9.966cm" svg:y="15.207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12" draw:text-style-name="P3" draw:layer="layout" svg:width="0.499cm" svg:height="0.32cm" svg:x="10.509cm" svg:y="15.445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12" draw:text-style-name="P3" draw:layer="layout" svg:width="0.352cm" svg:height="0.334cm" svg:x="11.059cm" svg:y="15.429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12" draw:text-style-name="P3" draw:layer="layout" svg:width="0.362cm" svg:height="0.339cm" svg:x="11.465cm" svg:y="15.435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text-style-name="P4" draw:layer="layout" svg:width="12.024cm" svg:height="0.666cm" svg:x="3.335cm" svg:y="16.128cm" svg:viewBox="0 0 12025 667" draw:points="6013,667 0,667 0,0 12025,0 12025,667">
            <text:p/>
          </draw:polygon>
          <draw:path draw:style-name="gr3" draw:text-style-name="P3" draw:layer="layout" svg:width="0.328cm" svg:height="0.295cm" svg:x="3.348cm" svg:y="16.339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3.686cm" svg:y="16.32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3.983cm" svg:y="16.33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143cm" svg:height="0.448cm" svg:x="4.245cm" svg:y="16.17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4.431cm" svg:y="16.15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4.625cm" svg:y="16.339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396cm" svg:height="0.487cm" svg:x="5.2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5.664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6.18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7.006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552cm" svg:height="0.457cm" svg:x="7.671cm" svg:y="16.172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396cm" svg:height="0.487cm" svg:x="8.292cm" svg:y="16.156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8.737cm" svg:y="16.156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25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10.078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157cm" svg:height="0.668cm" svg:x="10.792cm" svg:y="16.12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96cm" svg:height="0.487cm" svg:x="11.0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1.465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1.984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45cm" svg:height="0.446cm" svg:x="12.751cm" svg:y="16.238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73cm" svg:height="0.303cm" svg:x="13.399cm" svg:y="16.331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text-style-name="P3" draw:layer="layout" svg:width="0.307cm" svg:height="0.303cm" svg:x="13.724cm" svg:y="16.331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text-style-name="P3" draw:layer="layout" svg:width="0.362cm" svg:height="0.303cm" svg:x="14.068cm" svg:y="16.331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07cm" svg:height="0.432cm" svg:x="14.459cm" svg:y="16.331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257cm" svg:height="0.303cm" svg:x="14.82cm" svg:y="16.33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57cm" svg:height="0.668cm" svg:x="15.138cm" svg:y="16.12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text-style-name="P4" draw:layer="layout" svg:width="7.58cm" svg:height="0.592cm" svg:x="1.436cm" svg:y="17.339cm" svg:viewBox="0 0 7581 593" draw:points="3791,593 0,593 0,0 7581,0 7581,593">
            <text:p/>
          </draw:polygon>
          <draw:path draw:style-name="gr3" draw:text-style-name="P3" draw:layer="layout" svg:width="0.337cm" svg:height="0.303cm" svg:x="1.457cm" svg:y="17.50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824cm" svg:y="17.50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217cm" svg:y="17.338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591cm" svg:y="17.503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908cm" svg:y="17.391cm" svg:viewBox="0 0 211 420" svg:d="M105 144h95v-21h-95v-123h-18c-1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3.173cm" svg:y="17.50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96cm" svg:height="0.487cm" svg:x="3.708cm" svg:y="17.33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4.153cm" svg:y="17.33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4.672cm" svg:y="17.34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94cm" svg:height="0.348cm" svg:x="5.475cm" svg:y="17.461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text-style-name="P3" draw:layer="layout" svg:width="0.396cm" svg:height="0.487cm" svg:x="6.323cm" svg:y="17.33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767cm" svg:y="17.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288cm" svg:y="17.345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text-style-name="P3" draw:layer="layout" svg:width="0.446cm" svg:height="0.445cm" svg:x="8.054cm" svg:y="17.41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text-style-name="P3" draw:layer="layout" svg:width="0.221cm" svg:height="0.445cm" svg:x="8.742cm" svg:y="17.357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text-style-name="P4" draw:layer="layout" svg:width="7.111cm" svg:height="0.666cm" svg:x="1.413cm" svg:y="18.239cm" svg:viewBox="0 0 7112 667" draw:points="3557,667 0,667 0,0 7112,0 7112,667">
            <text:p/>
          </draw:polygon>
          <draw:path draw:style-name="gr3" draw:text-style-name="P3" draw:layer="layout" svg:width="0.396cm" svg:height="0.487cm" svg:x="1.447cm" svg:y="18.26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.88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2.395cm" svg:y="18.28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2.935cm" svg:y="18.267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3.57cm" svg:y="18.39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417cm" svg:y="18.26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11cm" svg:x="4.738cm" svg:y="18.528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5.074cm" svg:y="18.23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285cm" svg:y="18.267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84cm" svg:y="18.66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6.10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612cm" svg:y="18.2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115cm" svg:y="18.28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723cm" svg:y="18.28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8.303cm" svg:y="18.23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text-style-name="P4" draw:layer="layout" svg:width="6.315cm" svg:height="0.666cm" svg:x="1.413cm" svg:y="19.141cm" svg:viewBox="0 0 6316 667" draw:points="3158,667 0,667 0,0 6316,0 6316,667">
            <text:p/>
          </draw:polygon>
          <draw:path draw:style-name="gr3" draw:text-style-name="P3" draw:layer="layout" svg:width="0.476cm" svg:height="0.487cm" svg:x="1.447cm" svg:y="19.169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.962cm" svg:y="19.185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772cm" svg:y="19.29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3.621cm" svg:y="19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3.936cm" svg:y="19.4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4.276cm" svg:y="19.139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89cm" svg:y="19.169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5.044cm" svg:y="19.56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5.31cm" svg:y="19.185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16cm" svg:y="19.162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17cm" svg:y="19.18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25cm" svg:y="19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07cm" svg:y="19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text-style-name="P4" draw:layer="layout" svg:width="6.136cm" svg:height="0.666cm" svg:x="1.414cm" svg:y="20.141cm" svg:viewBox="0 0 6137 667" draw:points="3069,667 0,667 0,0 6137,0 6137,667">
            <text:p/>
          </draw:polygon>
          <draw:path draw:style-name="gr3" draw:text-style-name="P3" draw:layer="layout" svg:width="0.311cm" svg:height="0.457cm" svg:x="1.437cm" svg:y="20.18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1.785cm" svg:y="20.185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2.594cm" svg:y="20.299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443cm" svg:y="20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3.751cm" svg:y="20.426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text-style-name="P3" draw:layer="layout" svg:width="0.157cm" svg:height="0.668cm" svg:x="4.099cm" svg:y="20.139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text-style-name="P3" draw:layer="layout" svg:width="0.47cm" svg:height="0.487cm" svg:x="4.312cm" svg:y="20.169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866cm" svg:y="20.56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132cm" svg:y="20.18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5.638cm" svg:y="20.16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139cm" svg:y="20.185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6.747cm" svg:y="20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7.329cm" svg:y="20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6" draw:text-style-name="P6" draw:layer="layout" svg:x1="14.125cm" svg:y1="25.602cm" svg:x2="2.064cm" svg:y2="25.6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24.7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24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24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24.8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24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24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24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24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24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24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24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24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24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24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24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3" draw:text-style-name="P1" draw:layer="layout" svg:x1="1.27cm" svg:y1="30.734cm" svg:x2="2.794cm" svg:y2="30.734cm">
          <text:p/>
        </draw:line>
        <draw:line draw:style-name="gr13" draw:text-style-name="P1" draw:layer="layout" svg:x1="13.37cm" svg:y1="30.734cm" svg:x2="14.894cm" svg:y2="30.734cm">
          <text:p/>
        </draw:line>
        <draw:line draw:style-name="gr13" draw:text-style-name="P1" draw:layer="layout" svg:x1="24.47cm" svg:y1="30.734cm" svg:x2="25.994cm" svg:y2="30.734cm">
          <text:p/>
        </draw:line>
        <draw:g>
          <svg:title>TexMaths</svg:title>
          <svg:desc>19§latex§$\textcolor{red}{PMSI,P_{new}, \kappa},\mathcal{K},SQN$§svg§600§TRUE§</svg:desc>
          <draw:polygon draw:style-name="gr4" draw:text-style-name="P4" draw:layer="layout" svg:width="7.149cm" svg:height="0.584cm" svg:x="0.488cm" svg:y="-8.576cm" svg:viewBox="0 0 7150 585" draw:points="3574,585 0,585 0,0 7150,0 7150,585">
            <text:p/>
          </draw:polygon>
          <draw:path draw:style-name="gr5" draw:text-style-name="P5" draw:layer="layout" svg:width="0.478cm" svg:height="0.457cm" svg:x="0.515cm" svg:y="-8.57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1.035cm" svg:y="-8.57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5" draw:text-style-name="P5" draw:layer="layout" svg:width="0.396cm" svg:height="0.487cm" svg:x="1.761cm" svg:y="-8.59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5" draw:text-style-name="P5" draw:layer="layout" svg:width="0.311cm" svg:height="0.457cm" svg:x="2.196cm" svg:y="-8.57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5" draw:text-style-name="P5" draw:layer="layout" svg:width="0.079cm" svg:height="0.2cm" svg:x="2.574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478cm" svg:height="0.457cm" svg:x="2.84cm" svg:y="-8.57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286cm" svg:height="0.212cm" svg:x="3.262cm" svg:y="-8.22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5" draw:text-style-name="P5" draw:layer="layout" svg:width="0.2cm" svg:height="0.212cm" svg:x="3.6cm" svg:y="-8.22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5" draw:text-style-name="P5" draw:layer="layout" svg:width="0.343cm" svg:height="0.212cm" svg:x="3.844cm" svg:y="-8.22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5" draw:text-style-name="P5" draw:layer="layout" svg:width="0.079cm" svg:height="0.2cm" svg:x="4.315cm" svg:y="-8.192cm" svg:viewBox="0 0 80 201" svg:d="M80 70c0-43-17-70-44-70-23 0-36 17-36 36 0 17 13 36 36 36 8 0 17-4 25-9 2-2 2-2 4-2v9c0 52-23 91-46 114-8 6-8 8-8 10 0 5 4 7 6 7 8 0 63-51 63-131z">
            <text:p/>
          </draw:path>
          <draw:path draw:style-name="gr5" draw:text-style-name="P5" draw:layer="layout" svg:width="0.33cm" svg:height="0.303cm" svg:x="4.588cm" svg:y="-8.41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04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63cm" svg:y="-8.59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18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091cm" svg:y="-8.593cm" svg:viewBox="0 0 397 488" svg:d="M397 8c0-4 0-8-6-8-3 0-5 0-13 9l-32 38c-17-30-51-47-95-47-86 0-165 78-165 158 0 55 34 85 68 95l72 19c25 5 63 17 63 72 0 59-55 123-122 123-43 0-118-15-118-99 0-15 4-32 4-36 2-2 2-3 2-3 0-8-4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34cm" svg:y="-8.59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7.055cm" svg:y="-8.57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4" draw:text-style-name="P9" draw:layer="layout" svg:width="14.732cm" svg:height="2.778cm" svg:x="0.762cm" svg:y="21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color{red}{$u \leftarrow E_{\kappa}^{-1}(RAND)$}§svg§600§TRUE§</svg:desc>
          <draw:polygon draw:style-name="gr4" draw:text-style-name="P4" draw:layer="layout" svg:width="5.368cm" svg:height="0.71cm" svg:x="1.27cm" svg:y="21.824cm" svg:viewBox="0 0 5369 711" draw:points="2685,711 0,711 0,0 5369,0 5369,711">
            <text:p/>
          </draw:polygon>
          <draw:path draw:style-name="gr5" draw:text-style-name="P5" draw:layer="layout" svg:width="0.345cm" svg:height="0.303cm" svg:x="1.289cm" svg:y="22.07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594cm" svg:height="0.349cm" svg:x="1.874cm" svg:y="22.0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486cm" svg:height="0.455cm" svg:x="2.712cm" svg:y="21.913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5" draw:text-style-name="P5" draw:layer="layout" svg:width="0.316cm" svg:height="0.024cm" svg:x="3.267cm" svg:y="21.995cm" svg:viewBox="0 0 317 25" svg:d="M298 25c8 0 19 0 19-12 0-13-9-13-19-13h-279c-8 0-19 0-19 11 0 14 11 14 19 14z">
            <text:p/>
          </draw:path>
          <draw:path draw:style-name="gr5" draw:text-style-name="P5" draw:layer="layout" svg:width="0.172cm" svg:height="0.311cm" svg:x="3.683cm" svg:y="21.814cm" svg:viewBox="0 0 173 312" svg:d="M106 13c0-13 0-13-13-13-30 30-74 30-93 30v18c11 0 42 0 68-14v240c0 15 0 21-47 21h-17v17c7 0 66-2 83-2 16 0 74 2 86 2v-17h-19c-48 0-48-6-48-21z">
            <text:p/>
          </draw:path>
          <draw:path draw:style-name="gr5" draw:text-style-name="P5" draw:layer="layout" svg:width="0.255cm" svg:height="0.212cm" svg:x="3.214cm" svg:y="22.325cm" svg:viewBox="0 0 256 213" svg:d="M89 87c17-9 40-26 44-28 32-25 44-30 59-36-2 2-2 6-2 7 0 12 8 19 19 19 13 0 25-13 25-26 0-12-8-19-19-19-33 0-63 25-90 44-36 28-49 32-60 36 5-21 7-25 9-35 2-11 8-32 8-34 0-9-6-15-16-15-9 0-17 6-20 11-2 6-46 183-46 187 0 9 8 15 15 15 17 0 21-15 23-23 2-4 11-42 23-89 24 0 89 2 89 38 0 0 0 5-2 11-2 8-2 10-2 13 0 35 29 50 52 50 45 0 58-72 58-72 0-6-5-6-7-6-6 0-8 2-10 11-5 17-17 54-41 54-12 0-16-12-16-25 0-8 0-10 2-21 2-6 2-10 2-15 0-52-82-52-97-52z">
            <text:p/>
          </draw:path>
          <draw:path draw:style-name="gr5" draw:text-style-name="P5" draw:layer="layout" svg:width="0.157cm" svg:height="0.668cm" svg:x="4cm" svg:y="21.865cm" svg:viewBox="0 0 158 669" svg:d="M158 663c0-2 0-4-14-15-83-84-104-211-104-314 0-115 25-231 108-315 10-9 10-9 10-11 0-6-4-8-8-8-8 0-68 46-108 131-34 74-42 148-42 203 0 54 8 133 44 209 41 84 98 126 106 126 4 0 8-2 8-6z">
            <text:p/>
          </draw:path>
          <draw:path draw:style-name="gr5" draw:text-style-name="P5" draw:layer="layout" svg:width="0.478cm" svg:height="0.472cm" svg:x="4.219cm" svg:y="21.909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2-12l46-178h79c61 0 73 38 73 60 0 12-6 33-10 48-4 19-9 44-9 57 0 72 79 72 89 72 57 0 80-68 80-78 0-7-8-7-8-7-6 0-7 3-9 9-17 50-46 61-61 61-23 0-27-15-27-42 0-19 4-53 6-76 2-9 4-21 4-30 0-52-46-72-63-80z">
            <text:p/>
          </draw:path>
          <draw:path draw:style-name="gr5" draw:text-style-name="P5" draw:layer="layout" svg:width="0.459cm" svg:height="0.48cm" svg:x="4.726cm" svg:y="21.888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5" draw:text-style-name="P5" draw:layer="layout" svg:width="0.563cm" svg:height="0.457cm" svg:x="5.227cm" svg:y="21.9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5" draw:text-style-name="P5" draw:layer="layout" svg:width="0.512cm" svg:height="0.457cm" svg:x="5.835cm" svg:y="21.90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1 0-3 4-15z">
            <text:p/>
          </draw:path>
          <draw:path draw:style-name="gr5" draw:text-style-name="P5" draw:layer="layout" svg:width="0.157cm" svg:height="0.668cm" svg:x="6.417cm" svg:y="21.865cm" svg:viewBox="0 0 158 669" svg:d="M158 334c0-51-8-133-46-209-40-81-99-125-104-125-6 0-8 2-8 8 0 2 0 2 13 15 67 66 105 173 105 311 0 116-25 234-109 318-9 7-9 9-9 11 0 4 2 6 8 6 5 0 66-46 106-129 34-74 44-149 44-206z">
            <text:p/>
          </draw:path>
        </draw:g>
        <draw:g>
          <svg:title>TexMaths</svg:title>
          <svg:desc>19§latex§\textcolor{red}{verify $XSQN = u_{SQN}$}§svg§600§TRUE§</svg:desc>
          <draw:polygon draw:style-name="gr4" draw:text-style-name="P4" draw:layer="layout" svg:width="6.546cm" svg:height="0.655cm" svg:x="2.038cm" svg:y="22.654cm" svg:viewBox="0 0 6547 656" draw:points="3274,656 0,656 0,0 6547,0 6547,656">
            <text:p/>
          </draw:polygon>
          <draw:path draw:style-name="gr5" draw:text-style-name="P5" draw:layer="layout" svg:width="0.328cm" svg:height="0.295cm" svg:x="2.051cm" svg:y="22.828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5" draw:text-style-name="P5" draw:layer="layout" svg:width="0.259cm" svg:height="0.307cm" svg:x="2.389cm" svg:y="22.81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5" draw:layer="layout" svg:width="0.225cm" svg:height="0.295cm" svg:x="2.686cm" svg:y="22.821cm" svg:viewBox="0 0 226 296" svg:d="M93 74v-74l-93 8v21c47 0 53 3 53 38v178c0 30-7 31-53 31v20c27 0 57-1 76-1 28 0 59-1 85 1v-20h-13c-49 0-51-8-51-31v-104c0-67 28-126 80-126 3 0 5 0 7 0-2 0-15 10-15 27 0 19 13 28 29 28 11 0 28-7 28-28 0-23-21-42-49-42-50 0-74 46-84 74z">
            <text:p/>
          </draw:path>
          <draw:path draw:style-name="gr5" draw:text-style-name="P5" draw:layer="layout" svg:width="0.143cm" svg:height="0.447cm" svg:x="2.948cm" svg:y="22.669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5" draw:text-style-name="P5" draw:layer="layout" svg:width="0.217cm" svg:height="0.472cm" svg:x="3.134cm" svg:y="22.644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5" draw:text-style-name="P5" draw:layer="layout" svg:width="0.328cm" svg:height="0.427cm" svg:x="3.328cm" svg:y="22.82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7 0-19-13-28-29-28-13 0-28 8-28 28 0 31 28 56 63 56 41 0 68-40 85-78z">
            <text:p/>
          </draw:path>
          <draw:path draw:style-name="gr5" draw:text-style-name="P5" draw:layer="layout" svg:width="0.552cm" svg:height="0.457cm" svg:x="3.906cm" svg:y="22.659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5" draw:text-style-name="P5" draw:layer="layout" svg:width="0.396cm" svg:height="0.487cm" svg:x="4.527cm" svg:y="22.64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19-86-35-15-3-39-11-45-11-17-8-40-27-40-63 0-53 53-110 116-110 57 0 97 29 97 105 0 20-2 32-2 36 0 1 0 7 7 7 8 0 8-2 10-13z">
            <text:p/>
          </draw:path>
          <draw:path draw:style-name="gr5" draw:text-style-name="P5" draw:layer="layout" svg:width="0.463cm" svg:height="0.601cm" svg:x="4.971cm" svg:y="22.644cm" svg:viewBox="0 0 464 602" svg:d="M260 467c105-38 204-157 204-286 0-109-73-181-171-181-145 0-293 152-293 308 0 112 76 178 171 178 17 0 40-1 66-9-1 42-1 44-1 51 0 21 0 74 55 74 79 0 112-123 112-129s-6-7-8-7c-6 0-7 3-7 7-18 48-56 65-80 65-31 0-40-19-48-71zM135 464c-53-21-76-74-76-135 0-46 17-141 68-213 50-68 112-99 162-99 66 0 116 51 116 143 0 66-35 222-147 285-3-23-11-73-60-73-35 0-69 35-69 69 0 13 6 21 6 23zM175 471c-8 0-31 0-31-30 0-27 27-53 54-53 28 0 41 17 41 57 0 9 0 11-7 13-17 8-38 13-57 13z">
            <text:p/>
          </draw:path>
          <draw:path draw:style-name="gr5" draw:text-style-name="P5" draw:layer="layout" svg:width="0.563cm" svg:height="0.457cm" svg:x="5.49cm" svg:y="22.65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5" draw:text-style-name="P5" draw:layer="layout" svg:width="0.445cm" svg:height="0.157cm" svg:x="6.294cm" svg:y="22.8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345cm" svg:height="0.303cm" svg:x="6.98cm" svg:y="22.82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297cm" svg:height="0.339cm" svg:x="7.377cm" svg:y="22.887cm" svg:viewBox="0 0 298 340" svg:d="M298 6c0-2 0-6-5-6-2 0-4 0-10 6l-23 28c-17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5-2 21s6 6 8 6c8 0 8-2 10-10z">
            <text:p/>
          </draw:path>
          <draw:path draw:style-name="gr5" draw:text-style-name="P5" draw:layer="layout" svg:width="0.356cm" svg:height="0.421cm" svg:x="7.724cm" svg:y="22.88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9 4-28 10-45 10-8 0-25 0-25-19 0-17 19-34 40-34 17 0 28 7 30 43z">
            <text:p/>
          </draw:path>
          <draw:path draw:style-name="gr5" draw:text-style-name="P5" draw:layer="layout" svg:width="0.417cm" svg:height="0.32cm" svg:x="8.144cm" svg:y="22.89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</draw:g>
        <draw:g>
          <svg:title>TexMaths</svg:title>
          <svg:desc>19§latex§\textcolor{red}{update $P_{new} \leftarrow u_{p'}$}§svg§600§TRUE§</svg:desc>
          <draw:polygon draw:style-name="gr4" draw:text-style-name="P4" draw:layer="layout" svg:width="5.519cm" svg:height="0.654cm" svg:x="1.336cm" svg:y="23.432cm" svg:viewBox="0 0 5520 655" draw:points="2761,655 0,655 0,0 5520,0 5520,655">
            <text:p/>
          </draw:polygon>
          <draw:path draw:style-name="gr5" draw:text-style-name="P5" draw:layer="layout" svg:width="0.337cm" svg:height="0.303cm" svg:x="1.357cm" svg:y="23.5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.724cm" svg:y="23.599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5" draw:text-style-name="P5" draw:layer="layout" svg:width="0.33cm" svg:height="0.472cm" svg:x="2.117cm" svg:y="23.43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5" draw:text-style-name="P5" draw:layer="layout" svg:width="0.303cm" svg:height="0.307cm" svg:x="2.491cm" svg:y="23.595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5" draw:text-style-name="P5" draw:layer="layout" svg:width="0.21cm" svg:height="0.419cm" svg:x="2.809cm" svg:y="23.483cm" svg:viewBox="0 0 211 420" svg:d="M105 144h95v-21h-95v-123h-18c-1 55-20 127-87 129v15h57v185c0 83 63 91 87 91 48 0 67-48 67-91v-38h-17v38c0 49-19 74-46 74-43 0-43-61-43-73z">
            <text:p/>
          </draw:path>
          <draw:path draw:style-name="gr5" draw:text-style-name="P5" draw:layer="layout" svg:width="0.259cm" svg:height="0.307cm" svg:x="3.073cm" svg:y="23.595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5" draw:text-style-name="P5" draw:layer="layout" svg:width="0.478cm" svg:height="0.457cm" svg:x="3.599cm" svg:y="23.43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286cm" svg:height="0.212cm" svg:x="4.023cm" svg:y="23.787cm" svg:viewBox="0 0 287 213" svg:d="M36 178c-2 6-6 18-6 19 0 10 10 16 18 16 7 0 15-6 17-12 2-4 5-19 9-28 2-10 8-31 10-42 3-11 5-21 7-32 6-19 8-23 21-42s34-44 70-44c27 0 27 25 27 33 0 28-19 81-27 100-5 14-7 17-7 27 0 24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5" draw:text-style-name="P5" draw:layer="layout" svg:width="0.2cm" svg:height="0.212cm" svg:x="4.361cm" svg:y="23.78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5" draw:text-style-name="P5" draw:layer="layout" svg:width="0.343cm" svg:height="0.212cm" svg:x="4.604cm" svg:y="23.78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5" draw:text-style-name="P5" draw:layer="layout" svg:width="0.594cm" svg:height="0.348cm" svg:x="5.239cm" svg:y="23.553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5" draw:text-style-name="P5" draw:layer="layout" svg:width="0.345cm" svg:height="0.303cm" svg:x="6.071cm" svg:y="23.599cm" svg:viewBox="0 0 346 304" svg:d="M215 260c7 27 32 44 61 44 22 0 38-15 49-36 11-25 21-67 21-67 0-7-8-7-10-7-5 0-7 3-9 13-8 36-21 82-50 82-13 0-20-8-20-31 0-15 7-45 13-70l19-72c2-10 9-36 11-46 4-15 10-40 10-45 0-12-10-17-19-17-4 0-21 0-27 22-11 50-42 167-49 204-2 1-29 55-78 55-34 0-40-29-40-55 0-37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5" draw:text-style-name="P5" draw:layer="layout" svg:width="0.261cm" svg:height="0.297cm" svg:x="6.432cm" svg:y="23.7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5" draw:text-style-name="P5" draw:layer="layout" svg:width="0.094cm" svg:height="0.176cm" svg:x="6.738cm" svg:y="23.673cm" svg:viewBox="0 0 95 177" svg:d="M91 32c0 0 4-7 4-13 0-11-11-19-21-19-15 0-19 11-21 15l-51 146c-2 4-2 6-2 6 0 6 15 10 15 10 2 0 4-2 6-6z">
            <text:p/>
          </draw:path>
        </draw:g>
        <draw:custom-shape draw:style-name="gr15" draw:text-style-name="P9" draw:layer="layout" svg:width="7.112cm" svg:height="1.162cm" svg:x="10.63cm" svg:y="26.0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26.3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26.5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26.4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26.5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26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26.3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26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26.3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26.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26.3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6" draw:text-style-name="P6" draw:layer="layout" svg:x1="2.064cm" svg:y1="28.456cm" svg:x2="14.125cm" svg:y2="28.456cm">
          <text:p/>
        </draw:line>
        <draw:g>
          <svg:title>TexMaths</svg:title>
          <svg:desc>19§latex§encrypted with CK§svg§600§TRUE§</svg:desc>
          <draw:polygon draw:style-name="gr4" draw:text-style-name="P4" draw:layer="layout" svg:width="5.604cm" svg:height="0.592cm" svg:x="5.283cm" svg:y="27.634cm" svg:viewBox="0 0 5605 593" draw:points="2803,593 0,593 0,0 5605,0 5605,593">
            <text:p/>
          </draw:polygon>
          <draw:path draw:style-name="gr3" draw:text-style-name="P3" draw:layer="layout" svg:width="0.259cm" svg:height="0.307cm" svg:x="5.3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6cm" svg:y="27.8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56cm" svg:height="0.307cm" svg:x="5.971cm" svg:y="27.7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25cm" svg:height="0.295cm" svg:x="6.263cm" svg:y="27.8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328cm" svg:height="0.427cm" svg:x="6.518cm" svg:y="27.8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3cm" svg:height="0.427cm" svg:x="6.875cm" svg:y="27.8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1cm" svg:height="0.419cm" svg:x="7.238cm" svg:y="27.68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7.5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7.802cm" svg:y="27.6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8.384cm" svg:y="27.8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8cm" svg:x="8.874cm" svg:y="27.6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9.051cm" svg:y="27.685cm" svg:viewBox="0 0 211 420" svg:d="M105 144h95v-20h-95v-124h-18c-2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9.317cm" svg:y="27.6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408cm" svg:height="0.487cm" svg:x="9.925cm" svg:y="27.6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text-style-name="P3" draw:layer="layout" svg:width="0.47cm" svg:height="0.457cm" svg:x="10.39cm" svg:y="27.6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text-style-name="P4" draw:layer="layout" svg:width="8.95cm" svg:height="0.592cm" svg:x="4.085cm" svg:y="28.727cm" svg:viewBox="0 0 8951 593" draw:points="4475,593 0,593 0,0 8951,0 8951,593">
            <text:p/>
          </draw:polygon>
          <draw:path draw:style-name="gr3" draw:text-style-name="P3" draw:layer="layout" svg:width="0.303cm" svg:height="0.307cm" svg:x="4.114cm" svg:y="28.8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337cm" svg:height="0.303cm" svg:x="4.438cm" svg:y="28.8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1cm" svg:height="0.419cm" svg:x="4.799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5.067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59cm" svg:height="0.307cm" svg:x="5.43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732cm" svg:y="28.8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cm" svg:height="0.419cm" svg:x="6.074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143cm" svg:height="0.447cm" svg:x="6.342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56cm" svg:height="0.307cm" svg:x="6.528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143cm" svg:height="0.447cm" svg:x="6.823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7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28cm" svg:height="0.426cm" svg:x="7.239cm" svg:y="28.9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33cm" svg:height="0.426cm" svg:x="7.819cm" svg:y="28.8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25cm" svg:height="0.295cm" svg:x="8.189cm" svg:y="28.8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97cm" svg:height="0.307cm" svg:x="8.449cm" svg:y="28.8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21cm" svg:height="0.419cm" svg:x="8.776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9.0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56cm" svg:height="0.307cm" svg:x="9.34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1cm" svg:height="0.419cm" svg:x="9.625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259cm" svg:height="0.307cm" svg:x="9.891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10.19cm" svg:y="28.7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459cm" svg:height="0.295cm" svg:x="10.771cm" svg:y="28.9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11.261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1.438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11.706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04cm" svg:height="0.457cm" svg:x="12.295cm" svg:y="28.7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47cm" svg:height="0.457cm" svg:x="12.538cm" svg:y="28.7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7" draw:text-style-name="P9" draw:layer="layout" svg:width="18.316cm" svg:height="6.35cm" svg:x="9.37cm" svg:y="3.5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text-style-name="P4" draw:layer="layout" svg:width="10.829cm" svg:height="0.666cm" svg:x="9.981cm" svg:y="3.774cm" svg:viewBox="0 0 10830 667" draw:points="5415,667 0,667 0,0 10830,0 10830,667">
            <text:p/>
          </draw:polygon>
          <draw:path draw:style-name="gr3" draw:text-style-name="P3" draw:layer="layout" svg:width="0.67cm" svg:height="0.457cm" svg:x="10.01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0.722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11.231cm" svg:y="3.8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11.944cm" svg:y="3.9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2.793cm" svg:y="3.8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13.135cm" svg:y="4.063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13.561cm" svg:y="3.7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3.773cm" svg:y="3.8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text-style-name="P3" draw:layer="layout" svg:width="0.079cm" svg:height="0.2cm" svg:x="14.328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4.602cm" svg:y="3.8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5.046cm" svg:y="3.8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5.565cm" svg:y="3.8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079cm" svg:height="0.2cm" svg:x="16.167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42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6.933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476cm" svg:height="0.455cm" svg:x="17.648cm" svg:y="3.8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8.126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8.392cm" svg:y="3.8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8.89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9.401cm" svg:y="3.8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20.009cm" svg:y="3.8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20.589cm" svg:y="3.7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text-style-name="P4" draw:layer="layout" svg:width="7.381cm" svg:height="0.666cm" svg:x="9.792cm" svg:y="4.653cm" svg:viewBox="0 0 7382 667" draw:points="3692,667 0,667 0,0 7382,0 7382,667">
            <text:p/>
          </draw:polygon>
          <draw:path draw:style-name="gr3" draw:text-style-name="P3" draw:layer="layout" svg:width="0.552cm" svg:height="0.457cm" svg:x="9.809cm" svg:y="4.6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0.423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0.932cm" svg:y="4.6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1.47cm" svg:y="4.6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12.104cm" svg:y="4.8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954cm" svg:y="4.6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08cm" svg:height="0.311cm" svg:x="13.273cm" svg:y="4.9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13.721cm" svg:y="4.6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934cm" svg:y="4.6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4.489cm" svg:y="5.0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4.755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5.261cm" svg:y="4.6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762cm" svg:y="4.6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37cm" svg:y="4.6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952cm" svg:y="4.6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text-style-name="P4" draw:layer="layout" svg:width="6.427cm" svg:height="0.666cm" svg:x="9.822cm" svg:y="5.494cm" svg:viewBox="0 0 6428 667" draw:points="3215,667 0,667 0,0 6428,0 6428,667">
            <text:p/>
          </draw:polygon>
          <draw:path draw:style-name="gr3" draw:text-style-name="P3" draw:layer="layout" svg:width="0.476cm" svg:height="0.487cm" svg:x="9.856cm" svg:y="5.5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0.371cm" svg:y="5.5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181cm" svg:y="5.6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03cm" svg:y="5.5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2.345cm" svg:y="5.7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2.798cm" svg:y="5.4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01cm" svg:y="5.5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3.565cm" svg:y="5.9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831cm" svg:y="5.5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337cm" svg:y="5.5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838cm" svg:y="5.5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5.446cm" svg:y="5.5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028cm" svg:y="5.4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text-style-name="P4" draw:layer="layout" svg:width="6.248cm" svg:height="0.666cm" svg:x="9.789cm" svg:y="6.396cm" svg:viewBox="0 0 6249 667" draw:points="3125,667 0,667 0,0 6249,0 6249,667">
            <text:p/>
          </draw:polygon>
          <draw:path draw:style-name="gr3" draw:text-style-name="P3" draw:layer="layout" svg:width="0.311cm" svg:height="0.457cm" svg:x="9.812cm" svg:y="6.4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0.159cm" svg:y="6.44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10.969cm" svg:y="6.5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33cm" svg:height="0.609cm" svg:x="11.818cm" svg:y="6.42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12.126cm" svg:y="6.681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text-style-name="P3" draw:layer="layout" svg:width="0.157cm" svg:height="0.668cm" svg:x="12.586cm" svg:y="6.3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799cm" svg:y="6.424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3.353cm" svg:y="6.824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619cm" svg:y="6.4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25cm" svg:y="6.4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26cm" svg:y="6.4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5.234cm" svg:y="6.4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816cm" svg:y="6.39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9.689cm" svg:y="7.296cm" svg:viewBox="0 0 6403 667" draw:points="3202,667 0,667 0,0 6403,0 6403,667">
            <text:p/>
          </draw:polygon>
          <draw:path draw:style-name="gr3" draw:text-style-name="P3" draw:layer="layout" svg:width="0.459cm" svg:height="0.48cm" svg:x="9.712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0.213cm" svg:y="7.34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023cm" svg:y="7.45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1.872cm" svg:y="7.32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12.191cm" svg:y="7.58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12.64cm" svg:y="7.2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853cm" svg:y="7.32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13.407cm" svg:y="7.7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3.673cm" svg:y="7.34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79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8cm" svg:y="7.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5.288cm" svg:y="7.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15.87cm" svg:y="7.29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text-style-name="P4" draw:layer="layout" svg:width="7.593cm" svg:height="0.655cm" svg:x="9.718cm" svg:y="9.004cm" svg:viewBox="0 0 7594 656" draw:points="3796,656 0,656 0,0 7594,0 7594,656">
            <text:p/>
          </draw:polygon>
          <draw:path draw:style-name="gr3" draw:text-style-name="P3" draw:layer="layout" svg:width="0.337cm" svg:height="0.303cm" svg:x="9.739cm" svg:y="9.1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0.106cm" svg:y="9.17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0.499cm" svg:y="9.002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text-style-name="P3" draw:layer="layout" svg:width="0.303cm" svg:height="0.307cm" svg:x="10.873cm" svg:y="9.16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11.19cm" svg:y="9.055cm" svg:viewBox="0 0 211 420" svg:d="M104 144h95v-20h-95v-124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1.455cm" svg:y="9.16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1.99cm" svg:y="9.171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97cm" svg:height="0.339cm" svg:x="12.302cm" svg:y="9.237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356cm" svg:height="0.421cm" svg:x="12.651cm" svg:y="9.23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text-style-name="P3" draw:layer="layout" svg:width="0.417cm" svg:height="0.32cm" svg:x="13.069cm" svg:y="9.24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text-style-name="P3" draw:layer="layout" svg:width="0.594cm" svg:height="0.349cm" svg:x="13.771cm" svg:y="9.1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96cm" svg:height="0.487cm" svg:x="14.618cm" svg:y="8.99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5.062cm" svg:y="8.994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5.581cm" svg:y="9.0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445cm" svg:height="0.446cm" svg:x="16.349cm" svg:y="9.076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21cm" svg:height="0.446cm" svg:x="17.037cm" svg:y="9.021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text-style-name="P4" draw:layer="layout" svg:width="11.135cm" svg:height="0.666cm" svg:x="9.69cm" svg:y="8.198cm" svg:viewBox="0 0 11136 667" draw:points="5569,667 0,667 0,0 11136,0 11136,667">
            <text:p/>
          </draw:polygon>
          <draw:path draw:style-name="gr3" draw:text-style-name="P3" draw:layer="layout" svg:width="0.459cm" svg:height="0.48cm" svg:x="9.713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10.233cm" svg:y="8.242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0.731cm" svg:y="8.245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1.223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12.027cm" svg:y="8.35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149cm" svg:height="0.668cm" svg:x="12.914cm" svg:y="8.196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396cm" svg:height="0.487cm" svg:x="13.135cm" svg:y="8.22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3.579cm" svg:y="8.226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4.1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446cm" svg:x="14.866cm" svg:y="8.308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5.517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6.019cm" svg:y="8.24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6.627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889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7.393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76cm" svg:height="0.455cm" svg:x="18.109cm" svg:y="8.244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8.586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67cm" svg:height="0.457cm" svg:x="18.854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9.566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20.075cm" svg:y="8.226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149cm" svg:height="0.668cm" svg:x="20.602cm" svg:y="8.196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8" draw:text-style-name="P11" draw:layer="layout" svg:width="2.893cm" svg:height="0.962cm" svg:x="14.379cm" svg:y="11.938cm">
          <draw:text-box>
            <text:p text:style-name="P10">BOX B</text:p>
          </draw:text-box>
        </draw:frame>
        <draw:frame draw:style-name="gr18" draw:text-style-name="P11" draw:layer="layout" svg:width="2.893cm" svg:height="0.962cm" svg:x="24.58cm" svg:y="3.738cm">
          <draw:text-box>
            <text:p text:style-name="P10">BOX A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10T19:42:45.572056001</dc:date>
    <meta:editing-duration>PT7M38S</meta:editing-duration>
    <meta:editing-cycles>4</meta:editing-cycles>
    <meta:generator>LibreOffice/5.1.6.2$Linux_X86_64 LibreOffice_project/10m0$Build-2</meta:generator>
    <meta:document-statistic meta:object-count="807"/>
  </office:meta>
</office:document-meta>
</file>